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Roboto, Oxygen, Ubuntu, Cantarell, 'Fira Sans', 'Droid Sans', 'Helvetica Neue', sans-serif"/>
    <style:font-face style:name="webkit-standard" svg:font-family="webkit-standar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830d" officeooo:paragraph-rsid="0006830d"/>
    </style:style>
    <style:style style:name="P2" style:family="paragraph" style:parent-style-name="Standard">
      <style:text-properties officeooo:rsid="0006830d" officeooo:paragraph-rsid="000b06fb"/>
    </style:style>
    <style:style style:name="P3" style:family="paragraph" style:parent-style-name="Standard">
      <style:text-properties officeooo:rsid="00081e4d" officeooo:paragraph-rsid="00081e4d"/>
    </style:style>
    <style:style style:name="P4" style:family="paragraph" style:parent-style-name="Standard">
      <style:text-properties officeooo:rsid="0009f813" officeooo:paragraph-rsid="0009f813"/>
    </style:style>
    <style:style style:name="P5" style:family="paragraph" style:parent-style-name="Standard">
      <style:text-properties officeooo:paragraph-rsid="000ac6ac"/>
    </style:style>
    <style:style style:name="P6" style:family="paragraph" style:parent-style-name="Standard">
      <style:text-properties officeooo:rsid="0010b457" officeooo:paragraph-rsid="0010b457"/>
    </style:style>
    <style:style style:name="P7" style:family="paragraph" style:parent-style-name="Standard">
      <style:text-properties officeooo:rsid="00125bee" officeooo:paragraph-rsid="00125bee"/>
    </style:style>
    <style:style style:name="P8" style:family="paragraph" style:parent-style-name="Standard">
      <style:paragraph-properties fo:text-align="start" style:justify-single-word="false"/>
      <style:text-properties officeooo:paragraph-rsid="001ee816"/>
    </style:style>
    <style:style style:name="P9" style:family="paragraph" style:parent-style-name="Standard">
      <style:text-properties officeooo:rsid="001b53c1" officeooo:paragraph-rsid="0006830d"/>
    </style:style>
    <style:style style:name="P10" style:family="paragraph" style:parent-style-name="Standard">
      <style:paragraph-properties fo:text-align="start" style:justify-single-word="false"/>
      <style:text-properties officeooo:rsid="001d3c68" officeooo:paragraph-rsid="001d3c68"/>
    </style:style>
    <style:style style:name="P11" style:family="paragraph" style:parent-style-name="Standard">
      <style:paragraph-properties fo:text-align="start" style:justify-single-word="false"/>
      <style:text-properties officeooo:rsid="001ee816" officeooo:paragraph-rsid="001ee816"/>
    </style:style>
    <style:style style:name="P12" style:family="paragraph" style:parent-style-name="Standard">
      <style:text-properties officeooo:rsid="00212b24" officeooo:paragraph-rsid="00212b24"/>
    </style:style>
    <style:style style:name="P13" style:family="paragraph" style:parent-style-name="Standard">
      <style:paragraph-properties fo:margin-left="0in" fo:margin-right="0in" fo:text-indent="0in" style:auto-text-indent="false"/>
      <style:text-properties fo:font-variant="normal" fo:text-transform="none" fo:color="#000000" style:font-name="webkit-standard" fo:font-size="15.75pt" fo:letter-spacing="normal" fo:font-style="normal" fo:font-weight="normal"/>
    </style:style>
    <style:style style:name="P14" style:family="paragraph" style:parent-style-name="Standard">
      <style:paragraph-properties fo:text-align="start" style:justify-single-word="false"/>
      <style:text-properties fo:font-variant="normal" fo:text-transform="none" fo:color="#222222" style:font-name="apple-system" fo:font-size="12pt" fo:letter-spacing="normal" fo:font-style="normal" fo:font-weight="normal" officeooo:rsid="001b53c1" officeooo:paragraph-rsid="001b53c1"/>
    </style:style>
    <style:style style:name="P15" style:family="paragraph" style:parent-style-name="Standard">
      <style:paragraph-properties fo:text-align="start" style:justify-single-word="false"/>
      <style:text-properties fo:font-variant="normal" fo:text-transform="none" fo:color="#222222" style:font-name="apple-system" fo:font-size="12pt" fo:letter-spacing="normal" fo:font-style="normal" fo:font-weight="normal" officeooo:rsid="001b96f0" officeooo:paragraph-rsid="001b96f0"/>
    </style:style>
    <style:style style:name="P16" style:family="paragraph" style:parent-style-name="Standard">
      <style:paragraph-properties fo:text-align="start" style:justify-single-word="false"/>
      <style:text-properties fo:font-variant="normal" fo:text-transform="none" fo:color="#222222" style:font-name="apple-system" fo:font-size="12pt" fo:letter-spacing="normal" fo:font-style="normal" fo:font-weight="normal" officeooo:rsid="001d3c68" officeooo:paragraph-rsid="001d3c68"/>
    </style:style>
    <style:style style:name="P17" style:family="paragraph" style:parent-style-name="Standard">
      <style:paragraph-properties fo:text-align="start" style:justify-single-word="false"/>
      <style:text-properties fo:font-variant="normal" fo:text-transform="none" fo:color="#222222" style:font-name="apple-system" fo:font-size="12pt" fo:letter-spacing="normal" fo:font-style="normal" fo:font-weight="normal" officeooo:rsid="001ee816" officeooo:paragraph-rsid="001ee816"/>
    </style:style>
    <style:style style:name="P18" style:family="paragraph" style:parent-style-name="Standard">
      <style:paragraph-properties fo:text-align="start" style:justify-single-word="false"/>
      <style:text-properties fo:font-variant="normal" fo:text-transform="none" fo:color="#222222" style:font-name="apple-system" fo:font-size="12pt" fo:letter-spacing="normal" fo:font-style="normal" fo:font-weight="normal" officeooo:rsid="00206681" officeooo:paragraph-rsid="00206681"/>
    </style:style>
    <style:style style:name="P19" style:family="paragraph" style:parent-style-name="Standard">
      <style:text-properties officeooo:rsid="00212b24" officeooo:paragraph-rsid="00212b24"/>
    </style:style>
    <style:style style:name="P20" style:family="paragraph" style:parent-style-name="Standard">
      <style:text-properties officeooo:rsid="00217f1e" officeooo:paragraph-rsid="00217f1e"/>
    </style:style>
    <style:style style:name="P21" style:family="paragraph" style:parent-style-name="Standard">
      <style:text-properties officeooo:rsid="002289be" officeooo:paragraph-rsid="002289be"/>
    </style:style>
    <style:style style:name="P22" style:family="paragraph" style:parent-style-name="Standard">
      <style:text-properties officeooo:rsid="002401fa" officeooo:paragraph-rsid="002401fa"/>
    </style:style>
    <style:style style:name="P23" style:family="paragraph" style:parent-style-name="Standard">
      <style:text-properties officeooo:rsid="0025532f" officeooo:paragraph-rsid="0025532f"/>
    </style:style>
    <style:style style:name="P24" style:family="paragraph" style:parent-style-name="Standard">
      <style:text-properties officeooo:rsid="0025d165" officeooo:paragraph-rsid="0025d165"/>
    </style:style>
    <style:style style:name="P25" style:family="paragraph" style:parent-style-name="Standard">
      <style:text-properties officeooo:paragraph-rsid="0025d165"/>
    </style:style>
    <style:style style:name="P26" style:family="paragraph" style:parent-style-name="Standard">
      <style:text-properties officeooo:rsid="0026c61c" officeooo:paragraph-rsid="0026c61c"/>
    </style:style>
    <style:style style:name="P27" style:family="paragraph" style:parent-style-name="Standard">
      <style:text-properties officeooo:rsid="0027f2f2" officeooo:paragraph-rsid="0027f2f2"/>
    </style:style>
    <style:style style:name="T1" style:family="text">
      <style:text-properties officeooo:rsid="00081e4d"/>
    </style:style>
    <style:style style:name="T2" style:family="text">
      <style:text-properties officeooo:rsid="000b06fb"/>
    </style:style>
    <style:style style:name="T3" style:family="text">
      <style:text-properties officeooo:rsid="000ccea0"/>
    </style:style>
    <style:style style:name="T4" style:family="text">
      <style:text-properties fo:font-variant="normal" fo:text-transform="none" fo:color="#222222" style:font-name="apple-system" fo:font-size="12pt" fo:letter-spacing="normal" fo:font-style="normal" fo:font-weight="normal"/>
    </style:style>
    <style:style style:name="T5" style:family="text">
      <style:text-properties fo:font-variant="normal" fo:text-transform="none" fo:color="#222222" style:font-name="apple-system" fo:font-size="12pt" fo:letter-spacing="normal" fo:font-style="normal" fo:font-weight="normal" officeooo:rsid="001b96f0"/>
    </style:style>
    <style:style style:name="T6" style:family="text">
      <style:text-properties fo:font-variant="normal" fo:text-transform="none" fo:color="#222222" style:font-name="apple-system" fo:font-size="12pt" fo:letter-spacing="normal" fo:font-style="normal" fo:font-weight="normal" officeooo:rsid="001ee816"/>
    </style:style>
    <style:style style:name="T7" style:family="text">
      <style:text-properties fo:font-variant="normal" fo:text-transform="none" fo:color="#222222" style:font-name="apple-system" fo:font-size="12pt" fo:letter-spacing="normal" fo:font-style="normal" fo:font-weight="normal" officeooo:rsid="00206681"/>
    </style:style>
    <style:style style:name="T8" style:family="text">
      <style:text-properties officeooo:rsid="002289be"/>
    </style:style>
    <style:style style:name="T9" style:family="text">
      <style:text-properties officeooo:rsid="002401fa"/>
    </style:style>
    <style:style style:name="T10" style:family="text">
      <style:text-properties officeooo:rsid="0025d165"/>
    </style:style>
    <style:style style:name="T11" style:family="text">
      <style:text-properties officeooo:rsid="0026c6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 </text:p>
      <text:p text:style-name="P5"><text:a xlink:type="simple" xlink:href="https://ieeexplore.ieee.org/stamp/stamp.jsp?tp=&amp;arnumber=9581625" text:style-name="Internet_20_link" text:visited-style-name="Visited_20_Internet_20_Link">https://ieeexplore.ieee.org/stamp/stamp.jsp?tp=&amp;arnumber=9581625</text:a></text:p>
      <text:p text:style-name="P5"/>
      <text:p text:style-name="P2">H. S. Galal, Y. B. Mahdy, and M. A. Atiea, ‘Behavior-based features model for malware detection’, J Comput Virol Hack Tech, vol. 12, no. 2, pp. 59–67, May 2016, doi: 10.1007/s11416-015-0244-0. [5]</text:p>
      <text:p text:style-name="P2"/>
      <text:p text:style-name="P2">- <text:span text:style-name="T2">articol model de referentiat</text:span></text:p>
      <text:p text:style-name="P2"/>
      <text:p text:style-name="P2"><text:s/>Z. Bazrafshan, H. Hashemi, S. M. Hazrati Fard, and A. Hamzeh, A survey on heuristic malware detection techniques. 2013, p. 120. doi: 10.1109/IKT.2013.6620049.</text:p>
      <text:p text:style-name="P1">- <text:span text:style-name="T2">articol din care sa ma inspir pentru metode de detectie by hand</text:span></text:p>
      <text:p text:style-name="P1"/>
      <text:p text:style-name="P1">K. Chumachenko, ‘Machine Learning Methods for Malware Detection and Classification’, 2017, Accessed: Oct. 18, 2018. [Online]. Available: http://www.theseus.fi/handle/10024/123412 </text:p>
      <text:p text:style-name="P1">- <text:span text:style-name="T2">articol model de referentiat</text:span></text:p>
      <text:p text:style-name="P1"/>
      <text:p text:style-name="P1">- <text:span text:style-name="T3">bun pt a prelua partea de clasificare vs clusterizare, ml in general</text:span></text:p>
      <text:p text:style-name="P1"/>
      <text:p text:style-name="P9"/>
      <text:p text:style-name="P14"/>
      <text:p text:style-name="P14"/>
      <text:p text:style-name="P14">1.2 Tiparul de atac adresat</text:p>
      <text:p text:style-name="P13">- Metode de preventie in f de impl</text:p>
      <text:p text:style-name="P13">- Metode de detectie ( atat detectia atacului cat si detectarea vulnerabilitatilor,)</text:p>
      <text:p text:style-name="P13">- abordari clasice vs abordari actuale</text:p>
      <text:p text:style-name="P14"/>
      <text:p text:style-name="P15">Tiparul de atac adresat in acesta lucrarea este atacul de tip injectie de cod SQL, studiul fiind asupra aplicatiilor Web. Atacul presupune exploatarea vulnerabilitatii unor parametrii insuficienti igienizati cu scopul de manipula comanda SQL ce sustine o functionalitate a aplicatiei Web in a executa comenzi date de atacator si, posibil, de a intoarce date sensibile catre acesta sau poate spre modificare.</text:p>
      <text:p text:style-name="P15">Principiul de atac este ilustrat in urmatoarele poze </text:p>
      <text:p text:style-name="P15"/>
      <text:p text:style-name="P15">- insert pozica</text:p>
      <text:p text:style-name="P15"/>
      <text:p text:style-name="P15"><text:tab/></text:p>
      <text:p text:style-name="P16">Printre metodele de preventie in faza de implementare enumeram ingienizarea parametrilor utilizatorului inainte de a folosi respectivele valori in comenzi sql.</text:p>
      <text:p text:style-name="P10"><text:span text:style-name="T4">Igienizarea parametrilor presupune verificarea unui set de caractere invalide, dimenziunea inputului sau alte anomalii pe care le impune logica de bussiness la acel moment. O alta metoda este deasemenea limitarea formularelor pentru utilizator cu orice ocazie sau, eventual, oferirea acestuia posiblitatea de a alege dintr o lista predefinita de valori. </text:span><text:span text:style-name="T6">Tratarea exceptiilor de asemenea trebuie sa aiba loc intr un mod cat mai transparent fata de exterior, deoarece un atacator daca incearca un atac prin sql injection si vede ca raspuns o pagina de eroare de la </text:span><text:soft-page-break/><text:span text:style-name="T6">baza de date mysql este informat cu privire la tipul de baza de date din spatele aplicatiei, versiunea, are acces la un parametru ce provoaca eroare bazei de date si de aici poate exploata mai departe vulnerabilitatea.</text:span></text:p>
      <text:p text:style-name="P16"/>
      <text:p text:style-name="P11"><text:span text:style-name="T4">Odata codul ajuns in productie detectiva vulnerabilitatilor poate fi </text:span><text:span text:style-name="T5">realizata cu ajutorul instrumentelor de testare a penetrarii sistemului </text:span><text:span text:style-name="T4">si, eventual, detectarea atacului poate fi realizata cu diverse programe software de auditare a comenzilor sql ce sunt executate.</text:span></text:p>
      <text:p text:style-name="P14"/>
      <text:p text:style-name="P14"/>
      <text:p text:style-name="P17">Metode noi de preventie:</text:p>
      <text:p text:style-name="P8"><text:span text:style-name="T6">Aplicatiile ce folosesc invatare automata si inteligenta artificiala pentru a detecta si eventual preveni atacurile cibernetice adreseaza si acest tipar de atac. </text:span><text:span text:style-name="T7">Cererile HTTP ce caracterizeaza o aplicatie Web contine parametrii utilizatorului a caror continut poate fi usor detectat drept legitim sau anomalie dat fiind contextul sql injection. Fie ca sunt retele neuronale ce invata sa detecteze legitimitatea acestor parametrii, fie ca sunt algoritmi de grupare automata, urmati de algoritmi de clasificare, metodele de aplicabilitate a algoritmilor inteligenti in aplciatii cu scop de preventie nu intarzie sa se dezvolte rapid si divers.</text:span></text:p>
      <text:p text:style-name="P14"/>
      <text:p text:style-name="P14"/>
      <text:p text:style-name="P18"/>
      <text:p text:style-name="P14"/>
      <text:p text:style-name="P18">Algoritmi de invatare automata/semi-automata</text:p>
      <text:p text:style-name="P18"/>
      <text:p text:style-name="P18">aici mda</text:p>
      <text:p text:style-name="P18"/>
      <text:p text:style-name="P18">Tehnici de invatare automata aplicate in securitate</text:p>
      <text:p text:style-name="P18"/>
      <text:p text:style-name="P18">- referinte </text:p>
      <text:p text:style-name="P14"/>
      <text:p text:style-name="P18">La final imi tb o sectiune cu abordarea propusa in care explic ce fac in mare. </text:p>
      <text:p text:style-name="P18"/>
      <text:p text:style-name="P18"/>
      <text:p text:style-name="P18"/>
      <text:p text:style-name="P7"/>
      <text:p text:style-name="P1">Etape principale program:</text:p>
      <text:p text:style-name="P1"/>
      <text:p text:style-name="P1">Incarcare log-uri acces mix + clusterizare </text:p>
      <text:p text:style-name="P1">Lansat in executie programul ce furnizeaza logurile accesului la aplicatia Web protejata</text:p>
      <text:p text:style-name="P1">Clasificare cerere interceptata cvasi live</text:p>
      <text:p text:style-name="P1"/>
      <text:p text:style-name="P1">Atributele pe care le urmarim pentru a defini un atac sunt cuvintele rezervate limbajului SQL si un subset de caractere speciale. Detectarea cuvintelor cheie ale limbajului se realizeaza preluand metadate ale contextului <text:span text:style-name="T1">in care acestea apar astfel incat doar sintaxa SQL valida sa fie detectata.</text:span></text:p>
      <text:p text:style-name="P1"/>
      <text:p text:style-name="P3">Cererile au parte de o prefiltrare in cazul in care acestea contin comenzi sql sau in header deoarece nu exista cerere care sa aiba parametrii ce accepta asa ceva in header sau query params</text:p>
      <text:p text:style-name="P3"><text:soft-page-break/></text:p>
      <text:p text:style-name="P3"/>
      <text:p text:style-name="P3">diagrama grafic clusterizare</text:p>
      <text:p text:style-name="P3"/>
      <text:p text:style-name="P3"/>
      <text:p text:style-name="P12">Malware can easily harm the system by executing the unnecesary services that will put the load on the system and hinder its smooth running. There are basically two methods to detect the malware, one being the old process of detecting the malware based on the signature and the other one being the behaviour based method. The behavior of the malware is defined by the task the malware performs when it gets activated in the machine, for example running the operating system services, downloading the infected files from the internet. The proposed algorithm detects the malware based on its behaviour. In this paper the proposed model is the combination of support vector machine and principle component analysis. </text:p>
      <text:p text:style-name="P12"/>
      <text:p text:style-name="P12">The behaviour based approach is more advance as it can detgect the newly formed malwares also based on the activities and task performed by them on the machine</text:p>
      <text:p text:style-name="P12"/>
      <text:p text:style-name="P12">au extras 77 de featureuri, peste care au bagat pca si au ramas cu 40.</text:p>
      <text:p text:style-name="P12">au bagat datele in svm si au obtinut accuracy de 97 %. fara pca obtin de doar 90 %.</text:p>
      <text:p text:style-name="P12"/>
      <text:p text:style-name="P12"/>
      <text:p text:style-name="P12"/>
      <text:p text:style-name="P12"/>
      <text:p text:style-name="P27"/>
      <text:p text:style-name="P12"/>
      <text:p text:style-name="P12"/>
      <text:p text:style-name="P20">Flowul </text:p>
      <text:p text:style-name="P20">Incarcarea logurilor <text:span text:style-name="T8">Apache</text:span></text:p>
      <text:p text:style-name="P21">Transformarea acestora in ApacheLogPoints</text:p>
      <text:p text:style-name="P21"/>
      <text:p text:style-name="P21"/>
      <text:p text:style-name="P12"/>
      <text:p text:style-name="P21">Clusterizarea acestora utilizand distanta euclidiana </text:p>
      <text:p text:style-name="P21">Un LogPoint este caracterizat de scorul brut de atac si scorul normalizat</text:p>
      <text:p text:style-name="P21"/>
      <text:p text:style-name="P21"/>
      <text:p text:style-name="P21">In urma clusterizarii rezulta o clasa de <text:span text:style-name="T9">acces normal, posibil attack si atack</text:span></text:p>
      <text:p text:style-name="P21"/>
      <text:p text:style-name="P21"/>
      <text:p text:style-name="P22">In functie de parametrii din linia de comanda se asculta ori de catre inputul utilizatorului ori de catre outputul tsharkului </text:p>
      <text:p text:style-name="P22"/>
      <text:p text:style-name="P22">inputul trebuie sa rspecte o structura custom, linia requestului trebuie sa contina timestampul, ipusl sursa, linia cererii, lista de hedere si, daca exista, precedata de un tab lista de parametrii din corp</text:p>
      <text:p text:style-name="P22"/>
      <text:p text:style-name="P22">odata primit ca input un sir de caractere ce reprezinta un log, se incearca serializarea acestuia intr un obiect si retinem din acesta toate proprietatile sale ce il descriu, spre exemplu lista de headere, de parametrii tip query, metoda etc, de asemenea si versiunea neserializata in format string</text:p>
      <text:p text:style-name="P22"/>
      <text:p text:style-name="P22"><text:soft-page-break/>la serializarea cu succes se lanseaza un nou thread(in paralel deci) responsabil de analiza logului</text:p>
      <text:p text:style-name="P22"/>
      <text:p text:style-name="P23">in acest nou thread se preia rezultatul analizei logului si se preda serviciului responsabil de metoda de expunere a datelor</text:p>
      <text:p text:style-name="P23"/>
      <text:p text:style-name="P23">Dezvoltare serviciu de analiza</text:p>
      <text:p text:style-name="P23"/>
      <text:p text:style-name="P23">in acest serviciu intra un obiect de tip log </text:p>
      <text:p text:style-name="P23">acest log este tranformat intr un logpoint <text:span text:style-name="T10">care expune spre exterior coordonatele logului in functie de scorul de atac asociat, obiectul de log din care a provenit si eventuala lista de parametrii infectati</text:span></text:p>
      <text:p text:style-name="P23"/>
      <text:p text:style-name="P24">odata transformat intr un logpoint este trimis catre clasificator. Acesta cauta cele mai apropiate k puncte de acest nou logpoint si preda clasa majoritara acestora, avand ca importanta in decizie gradul de apropiere a vecinului de noul punct (vreau sa zic dupa ca e ponderata treaba)</text:p>
      <text:p text:style-name="P24"/>
      <text:p text:style-name="P25"><text:span text:style-name="T10">odata stabilita clasa noului log exista 2 variante ale scenariului:</text:span></text:p>
      <text:p text:style-name="P24">Daca este acces normal / atac clar, se incheie analiza</text:p>
      <text:p text:style-name="P24"/>
      <text:p text:style-name="P24">Daca este un posibil atac o analiza suplimentara are loc.</text:p>
      <text:p text:style-name="P24"/>
      <text:p text:style-name="P24">Dezvoltare analiza suplimentara:</text:p>
      <text:p text:style-name="P24"><text:tab/>Un log ajuns aici presupune clar unul sau mai multi parametrii ce contin comenzi sql. Trebuie verificata legitimitatea acesstora.</text:p>
      <text:p text:style-name="P24"><text:tab/>Verificam initial ca acestia sa nu faca parte din headere sau parametrii de tip query deoarece nu exista o cerere valida de tipul acesta. Daca este cazul, se marcheaza cererea drept atac si se incheie analiza</text:p>
      <text:p text:style-name="P24"/>
      <text:p text:style-name="P24"><text:tab/>Mai departe, fluxul analizei suplimentare impune existenta parametrilor din corpul cererii drept sursa scorului de atac ce caracterizeaza cererea.</text:p>
      <text:p text:style-name="P24"><text:tab/>Pentru a verifica validitatea continutului parametrilor aparent infectati avem un clasificator al numelui de parametru. <text:span text:style-name="T11">In urma acestui clasificator putem avea 3 scenarii</text:span></text:p>
      <text:p text:style-name="P24"><text:tab/><text:span text:style-name="T11">numele de parametru este nume de parametru sql, prin urmare este safe</text:span></text:p>
      <text:p text:style-name="P24"><text:tab/><text:span text:style-name="T11">caz contrar</text:span></text:p>
      <text:p text:style-name="P24"><text:tab/><text:span text:style-name="T11">cazul in care tipul de data asteptat de parametru nu poate fi stabilit a fi sql sau nsql.</text:span></text:p>
      <text:p text:style-name="P24"/>
      <text:p text:style-name="P26">Dezvoltare continutul obiectului rezultat analiza</text:p>
      <text:p text:style-name="P26"><text:tab/>Acesta contine o valoare discreta ce apartine multimii safe, not safe sau inconclusive</text:p>
      <text:p text:style-name="P26"><text:tab/>Diverse constatari ajutatoare pe care le tragem in faza de analiza, spre exemplu la detectia parametrilor infectati in headere/query jurnalizam acest aspect.</text:p>
      <text:p text:style-name="P26"><text:tab/>Lista de parametrii infectati daca aceasta exista si desigur obiectul de tip log asupra careia s a facut analiza</text:p>
      <text:p text:style-name="P24"/>
      <text:p text:style-name="P24"><text:tab/><text:span text:style-name="T11">Obiectul expune atat valoarea discreta a analizei ce sumarizeaza rezultatul analizei si posibilitatea obtinerii unei descrieri completa ce contine toate datele analizei</text:span></text:p>
      <text:p text:style-name="P24"/>
      <text:p text:style-name="P23">Dezvoltare serviciu de expunere a rezultatului</text:p>
      <text:p text:style-name="P26">Serviciul de analiza este abstractizat printr un contract ce ofera doar posibilitatea de a expune datele. Acea metoda va primi obiectul care centralizeaza toate datele analizei si va expune datele in modul dorit catre utilizator si/sau altei masini/modul/program.</text:p>
      <text:p text:style-name="P26"><text:soft-page-break/></text:p>
      <text:p text:style-name="P26"/>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Roboto, Oxygen, Ubuntu, Cantarell, 'Fira Sans', 'Droid Sans', 'Helvetica Neue', sans-serif"/>
    <style:font-face style:name="webkit-standard" svg:font-family="webkit-standar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5T11:42:20.365324469</meta:creation-date>
    <meta:editing-duration>PT22M29S</meta:editing-duration>
    <meta:editing-cycles>2</meta:editing-cycles>
    <meta:generator>LibreOffice/6.4.7.2$Linux_X86_64 LibreOffice_project/40$Build-2</meta:generator>
    <dc:date>2022-07-05T14:18:18.938248824</dc:date>
    <meta:document-statistic meta:table-count="0" meta:image-count="0" meta:object-count="0" meta:page-count="5" meta:paragraph-count="71" meta:word-count="1362" meta:character-count="8880" meta:non-whitespace-character-count="7565"/>
  </office:meta>
</office:document-meta>
</file>